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417cm"/>
    </style:style>
    <style:style style:name="co2" style:family="table-column">
      <style:table-column-properties fo:break-before="auto" style:column-width="4.516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8.424cm" fo:break-before="auto" style:use-optimal-row-height="false"/>
    </style:style>
    <style:style style:name="ro3" style:family="table-row">
      <style:table-row-properties style:row-height="4.212cm" fo:break-before="auto" style:use-optimal-row-height="false"/>
    </style:style>
    <style:style style:name="ro4" style:family="table-row">
      <style:table-row-properties style:row-height="7.687cm" fo:break-before="auto" style:use-optimal-row-height="false"/>
    </style:style>
    <style:style style:name="ro5" style:family="table-row">
      <style:table-row-properties style:row-height="4.948cm" fo:break-before="auto" style:use-optimal-row-height="false"/>
    </style:style>
    <style:style style:name="ro6" style:family="table-row">
      <style:table-row-properties style:row-height="6.318cm" fo:break-before="auto" style:use-optimal-row-height="false"/>
    </style:style>
    <style:style style:name="ro7" style:family="table-row">
      <style:table-row-properties style:row-height="6.212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422cm" fo:break-before="auto" style:use-optimal-row-height="false"/>
    </style:style>
    <style:style style:name="ro11" style:family="table-row">
      <style:table-row-properties style:row-height="4.47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728cm" fo:break-before="auto" style:use-optimal-row-height="true"/>
    </style:style>
    <style:style style:name="ro14" style:family="table-row">
      <style:table-row-properties style:row-height="4.106cm" fo:break-before="auto" style:use-optimal-row-height="false"/>
    </style:style>
    <style:style style:name="ro15" style:family="table-row">
      <style:table-row-properties style:row-height="5.528cm" fo:break-before="auto" style:use-optimal-row-height="false"/>
    </style:style>
    <style:style style:name="ro16" style:family="table-row">
      <style:table-row-properties style:row-height="5.685cm" fo:break-before="auto" style:use-optimal-row-height="false"/>
    </style:style>
    <style:style style:name="ro17" style:family="table-row">
      <style:table-row-properties style:row-height="8.844cm" fo:break-before="auto" style:use-optimal-row-height="false"/>
    </style:style>
    <style:style style:name="ro18" style:family="table-row">
      <style:table-row-properties style:row-height="1.762cm" fo:break-before="auto" style:use-optimal-row-height="true"/>
    </style:style>
    <style:style style:name="ro19" style:family="table-row">
      <style:table-row-properties style:row-height="2.106cm" fo:break-before="auto" style:use-optimal-row-height="true"/>
    </style:style>
    <style:style style:name="ro20" style:family="table-row">
      <style:table-row-properties style:row-height="5.95cm" fo:break-before="auto" style:use-optimal-row-height="false"/>
    </style:style>
    <style:style style:name="ro21" style:family="table-row">
      <style:table-row-properties style:row-height="6.791cm" fo:break-before="auto" style:use-optimal-row-height="false"/>
    </style:style>
    <style:style style:name="ro22" style:family="table-row">
      <style:table-row-properties style:row-height="3.766cm" fo:break-before="auto" style:use-optimal-row-height="false"/>
    </style:style>
    <style:style style:name="ro23" style:family="table-row">
      <style:table-row-properties style:row-height="6.075cm" fo:break-before="auto" style:use-optimal-row-height="false"/>
    </style:style>
    <style:style style:name="ro24" style:family="table-row">
      <style:table-row-properties style:row-height="4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2" table:number-columns-repeated="16378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itado</text:p>
          </table:table-cell>
          <table:table-cell table:style-name="ce1" office:value-type="string" calcext:value-type="string">
            <text:p>Autor/Autores</text:p>
          </table:table-cell>
          <table:table-cell table:style-name="ce1" office:value-type="string" calcext:value-type="string">
            <text:p>Año de Publicación</text:p>
          </table:table-cell>
          <table:table-cell table:style-name="ce1" office:value-type="string" calcext:value-type="string">
            <text:p>Pros</text:p>
          </table:table-cell>
          <table:table-cell table:style-name="ce1" office:value-type="string" calcext:value-type="string">
            <text:p>Contras</text:p>
          </table:table-cell>
          <table:table-cell table:style-name="ce5"/>
          <table:table-cell table:number-columns-repeated="1637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ft Skills:The software developer's life manual - Section 4</text:p>
          </table:table-cell>
          <table:table-cell table:style-name="ce2" office:value-type="string" calcext:value-type="string">
            <text:p>Capitulo/Libro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John Z. Sonmez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Propone la tecnica pomodoro, facil de digitalizar.</text:p>
            <text:p>Propone una forma de descomponer grandes actividades, tipo de listas.</text:p>
            <text:p>Que hacer en casos de burnout.</text:p>
            <text:p>Rutinas, facil de digitalizar en forma de agendas.</text:p>
            <text:p>Propone una variacion de una tecnica llamada "No rompas la cadena". La tecnica es similar a la racha de duolingo.</text:p>
            <text:p>Tablero Kan-ban para la semanal, usando Trello o kanbanflow</text:p>
            <text:p>Planificacion a corto y largo plazo.</text:p>
          </table:table-cell>
          <table:table-cell table:style-name="ce2" office:value-type="string" calcext:value-type="string">
            <text:p>Total autoorganizacion del indviduo, no hay formas externas de verificar el cumplimiento o avance si el usuario no se compromete.</text:p>
            <text:p>Necesidad de generar habitos y rutinas. Puede haber resistencia de algunos usuarios.</text:p>
          </table:table-cell>
          <table:table-cell table:style-name="ce6"/>
          <table:table-cell table:number-columns-repeated="1637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lidad total y Productividad 3ra Edición - Capitulo 1</text:p>
          </table:table-cell>
          <table:table-cell table:style-name="ce2" office:value-type="string" calcext:value-type="string">
            <text:p>Capitulo/Libro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Humberto Gutiérrez Pulido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Gestion del tiempo, Guia en el uso de la matriz de Eiesenhower</text:p>
            <text:p>Matriz de administracion del tiempo, digitalizable</text:p>
          </table:table-cell>
          <table:table-cell table:style-name="ce2" office:value-type="string" calcext:value-type="string">
            <text:p>Solo 2 o 3 partes del capitulo van acorde con el objetivo del proyecto.</text:p>
          </table:table-cell>
          <table:table-cell table:number-columns-repeated="16376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lanificación del trabajo y la Productividad Personal en la Industria 4.0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Yalimar Diaz, Eladio Lobo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Propone tecnicas y herramientas digitalizables como:</text:p>
            <text:p>Diagrama de Gantt</text:p>
            <text:p>Kanban</text:p>
            <text:p>Matriz Eiesenhower</text:p>
            <text:p>Pomodoro</text:p>
            <text:p>(GTD) Getting Things Done - Diagrama de Flujo</text:p>
            <text:p>Metodo Gravedad, Tendencia Y Urgencia (GTU)</text:p>
            <text:p>Presenta 4 Agendas digitales utiles para la planeacion de trabajo:</text:p>
            <text:p>Google Calendar</text:p>
            <text:p>Evernote</text:p>
            <text:p>Todoist</text:p>
            <text:p>Any . Do</text:p>
          </table:table-cell>
          <table:table-cell table:style-name="ce2" office:value-type="string" calcext:value-type="string">
            <text:p>Los usuarios dependen de sus propios conocimientos sobre las herramientas de planeacion del trabajo</text:p>
            <text:p>No cuenta con ejemplos de en que situaciones se aplica una tecnica o herramienta en especifico.</text:p>
          </table:table-cell>
          <table:table-cell table:style-name="ce6"/>
          <table:table-cell table:number-columns-repeated="16375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ODUCTIVIDAD PERSONAL Y PROFESIONAL: TÉCNICAS Y HERRAMIENTAS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ula Cifuentes-Férez</text:p>
          </table:table-cell>
          <table:table-cell table:style-name="ce2" office:value-type="string" calcext:value-type="string">
            <text:p>2018/2019</text:p>
          </table:table-cell>
          <table:table-cell table:style-name="ce2" office:value-type="string" calcext:value-type="string">
            <text:p>Enseña 5 obstaculos comunes para la productividad:</text:p>
            <text:p>Perfeccionismo</text:p>
            <text:p>Procrastinación</text:p>
            <text:p>Multitarea</text:p>
            <text:p>Interrupciones</text:p>
            <text:p>Desinformacion o Incomunicación</text:p>
            <text:p>Tecnica (GTD) Getting Things Done</text:p>
            <text:p>Matriz de Eisenhower</text:p>
          </table:table-cell>
          <table:table-cell table:style-name="ce2" office:value-type="string" calcext:value-type="string">
            <text:p>La parte de la comunicación hace parte de otra habilidad blanda.</text:p>
            <text:p>Presenta Herramientas laborales para la colaboracion y trabajo en equipo. Habilidad diferente a la necesaria.</text:p>
          </table:table-cell>
          <table:table-cell table:style-name="ce6"/>
          <table:table-cell table:number-columns-repeated="16375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O IT! - Agenda Online</text:p>
          </table:table-cell>
          <table:table-cell table:style-name="ce2" office:value-type="string" calcext:value-type="string">
            <text:p>Proyec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ristina Ballesteros Laplaza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Creacion de calendario.</text:p>
            <text:p>Maquetación y diagramas de Estructura de la Aplicación.</text:p>
            <text:p>Proteccion de contraseñas mediante hash(en caso de tener que diseñar un login de usuarios).</text:p>
            <text:p>Manejo de eventos y datos mediante bases de datos SQL.</text:p>
            <text:p>Desarrollado teniendo en cuenta UX.</text:p>
            <text:p>Cliente multiplataforma.</text:p>
          </table:table-cell>
          <table:table-cell table:style-name="ce2" office:value-type="string" calcext:value-type="string">
            <text:p>Desarrollado en PHP</text:p>
          </table:table-cell>
          <table:table-cell table:style-name="ce6"/>
          <table:table-cell table:number-columns-repeated="16375"/>
        </table:table-row>
        <table:table-row table:style-name="ro7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DMINISTRACIÓN DEL TIEMPO - Capitulo 7</text:p>
          </table:table-cell>
          <table:table-cell table:style-name="ce2" office:value-type="string" calcext:value-type="string">
            <text:p>Capitulo/Libro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Mauro Rodriguez Estrada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Administración aplicada a actividades y rendimiento del tiempo</text:p>
            <text:p>10 Principios de la administración adecuada del tiempo</text:p>
            <text:p>Herramienta de regitro diario, con categorias de Eisenhower. (Urgente, Importante y sus opuesto) es digitalizable como una checklist.</text:p>
            <text:p>Registro de Objetivos a corto y largo plazo.</text:p>
            <text:p>Clasificacion de objetivos</text:p>
          </table:table-cell>
          <table:table-cell table:style-name="ce2" office:value-type="string" calcext:value-type="string">
            <text:p>Algunas practicas enfocadas a grupos</text:p>
          </table:table-cell>
          <table:table-cell table:style-name="ce6"/>
          <table:table-cell table:number-columns-repeated="16375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nti-procrastination Online Tool for Graduate Students Based on th Pomodoro Technique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Kholood Almalki, Omnia Alharbi, Wala'a Al-Ahmadi, Maha Aljohani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LMS (Learning management</text:p>
            <text:p>Tecnica de pomodoro para estudiantes</text:p>
            <text:p>Grafica de planeación de estudio</text:p>
          </table:table-cell>
          <table:table-cell table:style-name="ce4"/>
          <table:table-cell table:style-name="ce6"/>
          <table:table-cell table:number-columns-repeated="16375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he Pomodoro Technique for Sustainable Pace in Extreme Programming Teams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ederico Gobbo, Matteo Vaccari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Demuestran una disminucion de interrupciones en la metodologia de programacion XP.</text:p>
            <text:p>Mejora el ambiente grupal y personal de los desarrolladores.</text:p>
          </table:table-cell>
          <table:table-cell table:style-name="ce2" office:value-type="string" calcext:value-type="string">
            <text:p>No presenta mejorias en la productividad general.</text:p>
          </table:table-cell>
          <table:table-cell table:style-name="ce6"/>
          <table:table-cell table:number-columns-repeated="16375"/>
        </table:table-row>
        <table:table-row table:style-name="ro10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A GESTIÓN DEL TIEMPO COMO FACTOR CLAVE EN LAS HABILIDADES DIRECTIVAS APLICADAS AL SECTOR TURÍSTICO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Diego Alfredo Salazar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Discute la importancia del manejo del tiempo como habilidad para puestos administrativos.</text:p>
            <text:p>Toma en cuenta el tiempo del individuo y lo que detiene su efectividad.</text:p>
            <text:p>Matriz de Eisenhower</text:p>
          </table:table-cell>
          <table:table-cell table:style-name="ce2" office:value-type="string" calcext:value-type="string">
            <text:p>Enfoque en ambiente Turistico</text:p>
            <text:p>No presenta mas herramientas ademas de los consejos del uso de Eisenhower.</text:p>
            <text:p>No presenta algo mas digitalizable</text:p>
          </table:table-cell>
          <table:table-cell table:style-name="ce6"/>
          <table:table-cell table:number-columns-repeated="16375"/>
        </table:table-row>
        <table:table-row table:style-name="ro1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valuación de las habilidades blandas en la educación superior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Gina Y. Fuentes, Luís M. Moreno-Murcia, Diana C. Rincón-Tellez, María B. Silva-Garcia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Define y numera cinco aptitudes o comportamientos para cada habilida, incluida la de Organización.</text:p>
            <text:p>Manera secundaria de evaluar las aptitudes mediante cuestionario de 10 preguntas.</text:p>
          </table:table-cell>
          <table:table-cell table:style-name="ce2" office:value-type="string" calcext:value-type="string">
            <text:p>Metodo de evaluacion de comportamiento en actividades de roles. Difícil de digitalizar.</text:p>
            <text:p>No comparte las preguntas del cuestionario sobre las situaciones para la evaluación de las habilidades.</text:p>
          </table:table-cell>
          <table:table-cell table:style-name="ce6"/>
          <table:table-cell table:number-columns-repeated="16375"/>
        </table:table-row>
        <table:table-row table:style-name="ro10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HE ESSENCE OF SOFT SKILLS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alaram Bora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Matriz de Eisenhower</text:p>
            <text:p>5 tips para una buena organizacion personal del tiempo y las actividades.</text:p>
            <text:p>Comparte literatura especifica para la profundizacióń sobre la habilidad.</text:p>
          </table:table-cell>
          <table:table-cell table:style-name="ce2" office:value-type="string" calcext:value-type="string">
            <text:p>No especifica a profundidad en la habilidad.</text:p>
          </table:table-cell>
          <table:table-cell table:style-name="ce6"/>
          <table:table-cell table:number-columns-repeated="16375"/>
        </table:table-row>
        <table:table-row table:style-name="ro12">
          <table:table-cell table:number-columns-repeated="16384"/>
        </table:table-row>
        <table:table-row table:style-name="ro13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itado</text:p>
          </table:table-cell>
          <table:table-cell table:style-name="ce1" office:value-type="string" calcext:value-type="string">
            <text:p>Autor/Autores</text:p>
          </table:table-cell>
          <table:table-cell table:style-name="ce1" office:value-type="string" calcext:value-type="string">
            <text:p>Año de Publicación</text:p>
          </table:table-cell>
          <table:table-cell table:style-name="ce1" office:value-type="string" calcext:value-type="string">
            <text:p>Pros</text:p>
          </table:table-cell>
          <table:table-cell table:style-name="ce1" office:value-type="string" calcext:value-type="string">
            <text:p>Contras</text:p>
          </table:table-cell>
          <table:table-cell table:style-name="ce7"/>
          <table:table-cell table:number-columns-repeated="16375"/>
        </table:table-row>
        <table:table-row table:style-name="ro1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ft Skills:The software developer's life manual - Section 5</text:p>
          </table:table-cell>
          <table:table-cell table:style-name="ce2" office:value-type="string" calcext:value-type="string">
            <text:p>Capitulo/Libro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John Z. Sonmez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Tips para controlar tus ingresos y gastos.</text:p>
            <text:p>Como negociar un salario.</text:p>
            <text:p>Planeacion de ahorros e inversiones.</text:p>
            <text:p>Guia sobre el peligro del endeudamiento.</text:p>
          </table:table-cell>
          <table:table-cell table:style-name="ce2" office:value-type="string" calcext:value-type="string">
            <text:p>La parte de negociar un salario sale de la parte de numero un poco. y entra a la valoración de marca personal.</text:p>
          </table:table-cell>
          <table:table-cell table:style-name="ce8"/>
          <table:table-cell table:number-columns-repeated="16375"/>
        </table:table-row>
        <table:table-row table:style-name="ro15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undamentos de finanzas personales:Herramientas para el éxito financiero 1ra Edición</text:p>
          </table:table-cell>
          <table:table-cell table:style-name="ce2" office:value-type="string" calcext:value-type="string">
            <text:p>Libr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briela Proaño M.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Conceptos resumidos y entendibles para cualquier usuario o lector.</text:p>
            <text:p>Recomienda una herramienta digital "Quicken".</text:p>
            <text:p>Estrategias para mejorar habitos financieros (revision de gastos e ingresos)</text:p>
            <text:p>Planificación de presupuestos.</text:p>
          </table:table-cell>
          <table:table-cell table:style-name="ce2" office:value-type="string" calcext:value-type="string">
            <text:p>No contiene formulas para manejar intereses. Ni útil para construir una calculadora de finanzas.</text:p>
          </table:table-cell>
          <table:table-cell table:style-name="ce8"/>
          <table:table-cell table:number-columns-repeated="16375"/>
        </table:table-row>
        <table:table-row table:style-name="ro16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 EDUCACIÓN FINANCIERA, HERRAMIENTA EFICIENTE PARA L MANEJO ADECUADO DE LAS FINANZAS EN LOS NEGOCIOS Y EN LAS FINANZAS PERSONALES; CASO APLICADO EN LA ASOCIACIÓN DE COMERCIANTES DE LA PLAZA SAN FRANCISCO EN EL AÑO 2015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riam Elizabeth López Córdova, Ángel Esteban Paredes Palacios, María Alexandra Pesantez Calle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Tablas digitalizables para el manejo de presupuestos por medio de un balance ingresos egresos.</text:p>
            <text:p>Tablas digitalizables para el registro de deudas, creditos y prestamos.</text:p>
            <text:p>algunas formulas para conocer la capacidad y limite de endeudamiento.</text:p>
            <text:p>Tener en cuenta el IVA e intereses al momento de ahorrar o</text:p>
          </table:table-cell>
          <table:table-cell table:style-name="ce2" office:value-type="string" calcext:value-type="string">
            <text:p>Algunos son registros de ingresos egresos por conceptos de ventas. Un enfoque de necogio y no personal.</text:p>
            <text:p>Preguntas del cuestionarios para evaluar los conocimientos financieros, enfocados al sector empresa.</text:p>
          </table:table-cell>
          <table:table-cell table:style-name="ce8"/>
          <table:table-cell table:number-columns-repeated="16375"/>
        </table:table-row>
        <table:table-row table:style-name="ro17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us Finanzas Personales</text:p>
          </table:table-cell>
          <table:table-cell table:style-name="ce2" office:value-type="string" calcext:value-type="string">
            <text:p>Proyec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elicidad García García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Estructura Cliente - Servidor</text:p>
            <text:p>Diagramas de uso utiles para tablas de registro de ingresos y gastos.</text:p>
            <text:p>Diagrama de flujos de la aplicación en general utiles para el diseño de la interfas de usuario.</text:p>
            <text:p>Diagramas de flujo de funciones ingresos, egresos, presupuestos facil de desarrollar o utiles en la logica del cliente web.</text:p>
            <text:p>Propone grafico de barras para generar informes al usuario de sus registros en el tiempo.</text:p>
          </table:table-cell>
          <table:table-cell table:style-name="ce2" office:value-type="string" calcext:value-type="string">
            <text:p>La maquetacion del cliente es enfocada a moviles.</text:p>
            <text:p>Necesario convertir a una interfaz responsiva.</text:p>
            <text:p>Codigo desarrollado en Java</text:p>
          </table:table-cell>
          <table:table-cell table:style-name="ce8"/>
          <table:table-cell table:number-columns-repeated="16375"/>
        </table:table-row>
        <table:table-row table:style-name="ro18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POYO DE LA TECNOLOGÍA EN EL MANEJO DE LAS FINANZAS PERSONALES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iel Francisco Montejo Dominguez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Cliente Servidor</text:p>
            <text:p>Base de datos en Postgresql</text:p>
            <text:p>Herramienta sencilla de ingresos y gastos</text:p>
            <text:p>facil de desarrollar</text:p>
          </table:table-cell>
          <table:table-cell table:style-name="ce2" office:value-type="string" calcext:value-type="string">
            <text:p>Desarrollado en Java para dispositivos moviles.</text:p>
          </table:table-cell>
          <table:table-cell table:style-name="ce8"/>
          <table:table-cell table:number-columns-repeated="16375"/>
        </table:table-row>
        <table:table-row table:style-name="ro19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L CONOCIMIENTO SOBRE PLANIFICACIÓN Y MANEJO DE LAS FINANZAS PERSONALES EN LOS ESTUDIANTES UNIVERSITARIOS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iovani J. Rodriguez Martínez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Comparte el cuestionario por el cual evaluo el conocimiento en finanzas personales</text:p>
          </table:table-cell>
          <table:table-cell table:style-name="ce2" office:value-type="string" calcext:value-type="string">
            <text:p>No especifica cuales de las respuestas son las correctas, conlleva mas trabajo buscar información.</text:p>
          </table:table-cell>
          <table:table-cell table:style-name="ce8"/>
          <table:table-cell table:number-columns-repeated="16375"/>
        </table:table-row>
        <table:table-row table:style-name="ro20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amificación aplicada a la administración d las finanzas personales</text:p>
          </table:table-cell>
          <table:table-cell table:style-name="ce2" office:value-type="string" calcext:value-type="string">
            <text:p>Proyecto/Articul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rolina Taborda Osorio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Un juego llamado "Pocket" realizado por medio de formularios de google.</text:p>
            <text:p>Respuestas por medio de listas desplegables, facil de convertir en botones o componentes de Reactjs</text:p>
            <text:p>Clasificación de tipos de ingreso y egresos.</text:p>
            <text:p>Clasificación por puntos, una tabla de posicion por puntos.</text:p>
          </table:table-cell>
          <table:table-cell table:style-name="ce4"/>
          <table:table-cell table:style-name="ce8"/>
          <table:table-cell table:number-columns-repeated="16375"/>
        </table:table-row>
        <table:table-row table:style-name="ro2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s finanzas personales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Luis Olmedo Figueroa Delgado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Tabla con matriz de Eisenhower de clasificacion de gastos.</text:p>
            <text:p>Guia de etapas de planeacion de finanzas personales.</text:p>
            <text:p>Formulas de ingresos o egresos con porcentages recomendados de alcanzar o de no superar.</text:p>
            <text:p>Formulas sencillas de digitalizar o convertir en funciones de alguna herramienta financiera.</text:p>
          </table:table-cell>
          <table:table-cell table:style-name="ce4"/>
          <table:table-cell table:style-name="ce8"/>
          <table:table-cell table:number-columns-repeated="16375"/>
        </table:table-row>
        <table:table-row table:style-name="ro2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iseño de una guía básica digital de conceptos financieros para los microempresarios de la ciudad de Ibagué</text:p>
          </table:table-cell>
          <table:table-cell table:style-name="ce2" office:value-type="string" calcext:value-type="string">
            <text:p>Proyec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niela Alejandra Maceta Vanegas, Jhoseff Stiphen Ortiz Gordillo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Guia de conceptos basicos de finanzas poco conocidos.</text:p>
            <text:p>De uso libre y gratuito</text:p>
          </table:table-cell>
          <table:table-cell table:style-name="ce2" office:value-type="string" calcext:value-type="string">
            <text:p>Publico objetivo microempresarios de la ciudad de ibagué.</text:p>
            <text:p>Toca perdir la copia a la corporacion universitaria, Uniminuto.</text:p>
          </table:table-cell>
          <table:table-cell table:style-name="ce8"/>
          <table:table-cell table:number-columns-repeated="16375"/>
        </table:table-row>
        <table:table-row table:style-name="ro2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esarrollo de aplicativo interactivo para la alfabetización en conceptos financieros de inversión</text:p>
          </table:table-cell>
          <table:table-cell table:style-name="ce2" office:value-type="string" calcext:value-type="string">
            <text:p>Proyect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ria Jose Briceño Rodriguez, Oscar Felipe Castro Gutierrez, Hugo Eduardo Melo Rodriguez, Maria Camila Cadena Talero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Gamificación de simulacion y enseñanza de situaciones de inversion.</text:p>
            <text:p>Diseño de flujo de funcionamiento del aplicativo y flujo de acciones del usuario.</text:p>
          </table:table-cell>
          <table:table-cell table:style-name="ce2" office:value-type="string" calcext:value-type="string">
            <text:p>Dificil de simular el ambiente de inversiones.</text:p>
            <text:p>Primero se deberia nivelar los conocimientos financieros, antes de entrar a simular inversiones y la relacion de riesgo.</text:p>
          </table:table-cell>
          <table:table-cell table:style-name="ce8"/>
          <table:table-cell table:number-columns-repeated="16375"/>
        </table:table-row>
        <table:table-row table:style-name="ro2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DUCACIÓN FINANCIERA: UNA APROXIMACIÓN TEÓRICA DESDE LA PERCEPCIÓN, CONOCIMIENTO, HABILIDAD, Y USO Y APLICACIÓN DE LOS INSTRUMENTOS FINANCIEROS</text:p>
          </table:table-cell>
          <table:table-cell table:style-name="ce2" office:value-type="string" calcext:value-type="string">
            <text:p>Articulo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Jésica Josefina Ramos Hernández, Arturo García Santillán, Elena Moreno García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Teoria para el entendimiento de finanzas.</text:p>
            <text:p>Conceptos y Fuentes para su profundización.</text:p>
          </table:table-cell>
          <table:table-cell table:style-name="ce2" office:value-type="string" calcext:value-type="string">
            <text:p>No comparte formulas o estrategias para su aplicación o planeación</text:p>
          </table:table-cell>
          <table:table-cell table:style-name="ce8"/>
          <table:table-cell table:number-columns-repeated="16375"/>
        </table:table-row>
        <table:table-row table:style-name="ro12" table:number-rows-repeated="1048550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s" fo:country="E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s" fo:country="ES" style:letter-kerning="true" style:font-name-asian="Cantarell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20:52:50.1493561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0:12:07.201025110</meta:creation-date>
    <dc:date>2024-11-24T21:54:06.292047016</dc:date>
    <meta:editing-duration>PT1H9M9S</meta:editing-duration>
    <meta:editing-cycles>5</meta:editing-cycles>
    <meta:generator>LibreOffice/24.8.3.2$Linux_X86_64 LibreOffice_project/480$Build-2</meta:generator>
    <meta:document-statistic meta:table-count="1" meta:cell-count="189" meta:object-count="0"/>
  </office:meta>
</office:document-meta>
</file>